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, 新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6cm" table:align="left" style:writing-mode="lr-tb"/>
    </style:style>
    <style:style style:name="表格1.A" style:family="table-column">
      <style:table-column-properties style:column-width="16.9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7.117cm" fo:margin-left="-0.199cm" table:align="left" style:writing-mode="lr-tb"/>
    </style:style>
    <style:style style:name="表格2.A" style:family="table-column">
      <style:table-column-properties style:column-width="17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6.748cm" fo:margin-left="0.199cm" table:align="left" style:writing-mode="lr-tb"/>
    </style:style>
    <style:style style:name="表格3.A" style:family="table-column">
      <style:table-column-properties style:column-width="16.748cm"/>
    </style:style>
    <style:style style:name="表格3.1" style:family="table-row">
      <style:table-row-properties style:min-row-height="1.295cm" fo:keep-together="auto"/>
    </style:style>
    <style:style style:name="表格3.A1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0.75pt solid #000000" fo:border-bottom="none" style:writing-mode="lr-tb"/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4" style:family="table">
      <style:table-properties style:width="16.96cm" table:align="left" style:writing-mode="lr-tb"/>
    </style:style>
    <style:style style:name="表格4.A" style:family="table-column">
      <style:table-column-properties style:column-width="16.96cm"/>
    </style:style>
    <style:style style:name="表格4.1" style:family="table-row">
      <style:table-row-properties style:min-row-height="0.986cm" fo:keep-together="auto"/>
    </style:style>
    <style:style style:name="表格4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4.2" style:family="table-row">
      <style:table-row-properties fo:keep-together="auto"/>
    </style:style>
    <style:style style:name="P1" style:family="paragraph" style:parent-style-name="Standard">
      <style:text-properties style:font-name="Times New Roman" style:font-name-asian="標楷體"/>
    </style:style>
    <style:style style:name="P2" style:family="paragraph" style:parent-style-name="Standard">
      <style:paragraph-properties style:snap-to-layout-grid="false"/>
      <style:text-properties style:font-name="Times New Roman" style:font-name-asian="標楷體"/>
    </style:style>
    <style:style style:name="P3" style:family="paragraph" style:parent-style-name="Standard">
      <style:paragraph-properties fo:text-align="end" style:justify-single-word="false"/>
      <style:text-properties style:font-name="Times New Roman" style:font-name-asian="標楷體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asian="標楷體"/>
    </style:style>
    <style:style style:name="P5" style:family="paragraph" style:parent-style-name="Standard">
      <style:text-properties style:font-name="Times New Roman" fo:background-color="#d8d8d8" style:font-name-asian="標楷體"/>
    </style:style>
    <style:style style:name="P6" style:family="paragraph" style:parent-style-name="Standard">
      <style:paragraph-properties fo:break-before="page"/>
      <style:text-properties style:font-name="Times New Roman" style:font-name-asian="標楷體"/>
    </style:style>
    <style:style style:name="P7" style:family="paragraph" style:parent-style-name="Standard" style:master-page-name="Standard">
      <style:paragraph-properties style:line-height-at-least="0.529cm" style:page-number="auto"/>
    </style:style>
    <style:style style:name="P8" style:family="paragraph" style:parent-style-name="Standard">
      <style:text-properties style:font-name="Times New Roman" fo:background-color="#d8d8d8" style:font-name-asian="標楷體"/>
    </style:style>
    <style:style style:name="T1" style:family="text">
      <style:text-properties style:font-name="Times New Roman" fo:background-color="#d8d8d8" loext:char-shading-value="0" style:font-name-asian="標楷體"/>
    </style:style>
    <style:style style:name="T2" style:family="text">
      <style:text-properties style:font-name="Times New Roman" fo:font-weight="bold" fo:background-color="#d8d8d8" loext:char-shading-value="0" style:font-name-asian="標楷體" style:font-weight-asian="bold"/>
    </style:style>
    <style:style style:name="T3" style:family="text">
      <style:text-properties style:font-name-asian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<text:s text:c="2"/></text:span>B–1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5">Publication List:</text:p>
          </table:table-cell>
        </table:table-row>
        <table:table-row table:style-name="表格1.1">
          <table:table-cell table:style-name="表格1.A1" office:value-type="string">
            <text:p text:style-name="P5">Divide the list into two parts: representative publication(s) and reference publications. Select the best paper(s) (no more than three ) as the representative publication(s), and the others as the reference publications.</text:p>
            <text:p text:style-name="P5">(1)Representative publication(s):</text:p>
            <text:p text:style-name="P1"/>
            <text:p text:style-name="P1"/>
            <text:p text:style-name="P1"/>
            <text:p text:style-name="P1"/>
            <text:p text:style-name="P1"/>
            <text:p text:style-name="P5">(2)Reference publications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><text:soft-page-break/>B-2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Standard"><text:span text:style-name="T1">Summarize and</text:span><text:span text:style-name="T2"> s</text:span><text:span text:style-name="T1">elf-evaluate your representative publication(s) and reference publications, especially significant contributions, including research overview and goals, to the corresponding field that enable reviewers to fully understand your achievements .</text:span></text:p>
          </table:table-cell>
        </table:table-row>
        <table:table-row table:style-name="表格2.1">
          <table:table-cell table:style-name="表格2.A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6">B–3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Standard"><text:span text:style-name="T1">Summarize your research achievements in the last seven years (including reference publications and significant contributions such as patent(s), technology transfer(s), honor(s) and award(s), etc.)</text:span></text:p>
          </table:table-cell>
        </table:table-row>
        <table:table-row table:style-name="表格3.2">
          <table:table-cell table:style-name="表格3.A2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/>
          </table:table-cell>
        </table:table-row>
      </table:table>
      <text:p text:style-name="P4"/>
      <text:p text:style-name="P6">B–4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5">Describe future research and directions and possible contributions.</text:p>
          </table:table-cell>
        </table:table-row>
        <table:table-row table:style-name="表格4.2">
          <table:table-cell table:style-name="表格4.A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, 新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華康中楷體" fo:font-family="華康中楷體, 新細明體" style:font-family-generic="modern" fo:font-size="12pt" fo:language="en" fo:country="US" style:font-name-asian="華康中楷體" style:font-family-asian="華康中楷體, 新細明體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keep-with-next="always" style:vertical-align="auto"/>
      <style:text-properties fo:font-size="14pt" style:letter-kerning="true" style:font-size-asian="14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清單段落" style:family="paragraph" style:parent-style-name="Standard">
      <style:paragraph-properties fo:margin-left="0.84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6pt" fo:font-style="normal" style:text-underline-style="none" fo:font-weight="normal" style:font-name-asian="標楷體" style:font-family-asian="標楷體" style:font-family-generic-asian="script" style:font-size-asian="16pt" style:font-style-asian="normal" style:font-weight-asian="norma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fo:font-size="16pt" style:font-size-asian="16pt"/>
    </style:style>
    <style:style style:name="WW8Num6z0" style:family="text">
      <style:text-properties fo:font-weight="bold" style:font-weight-asian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預設段落字型" style:family="text"/>
    <style:style style:name="_20_字元_20_字元1" style:display-name=" 字元 字元1" style:family="text" style:parent-style-name="預設段落字型">
      <style:text-properties style:font-name="華康中楷體" fo:font-family="華康中楷體, 新細明體" style:font-family-generic="modern" style:font-name-asian="華康中楷體" style:font-family-asian="華康中楷體, 新細明體" style:font-family-generic-asian="modern"/>
    </style:style>
    <style:style style:name="_20_字元_20_字元" style:display-name=" 字元 字元" style:family="text" style:parent-style-name="預設段落字型">
      <style:text-properties style:font-name="華康中楷體" fo:font-family="華康中楷體, 新細明體" style:font-family-generic="modern" style:font-name-asian="華康中楷體" style:font-family-asian="華康中楷體, 新細明體" style:font-family-generic-asian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3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41cm" fo:text-indent="-0.318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1.27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18cm" fo:text-indent="-0.847cm" fo:margin-left="0.318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058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847cm" fo:margin-left="0.212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text:list-tab-stop-position="0.635cm" fo:text-indent="-0.847cm" fo:margin-left="0.63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電機資訊學院升等教師資料表</dc:title>
    <meta:initial-creator>fic</meta:initial-creator>
    <meta:creation-date>2011-05-04T14:57:00</meta:creation-date>
    <dc:creator>USER</dc:creator>
    <dc:date>2011-05-04T16:40:00</dc:date>
    <meta:print-date>2011-04-29T10:05:00</meta:print-date>
    <meta:editing-cycles>5</meta:editing-cycles>
    <meta:editing-duration>PT22M</meta:editing-duration>
    <meta:generator>LibreOffice/5.1.4.2$Windows_x86 LibreOffice_project/f99d75f39f1c57ebdd7ffc5f42867c12031db97a</meta:generator>
    <meta:document-statistic meta:table-count="4" meta:image-count="0" meta:object-count="0" meta:page-count="4" meta:paragraph-count="11" meta:word-count="106" meta:character-count="829" meta:non-whitespace-character-count="735"/>
  </office:meta>
</office:document-meta>
</file>